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Compare.streamsEqual( InputStream stream1 , InputStream stream2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ZipCompare.main( String [ ] arg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3">
            <text:p text:style-name="Table_20_Contents">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